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style:vertical-align="automatic"/>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automatic"/>
      <style:text-properties style:font-name="Calibri" style:font-name-asian="Calibri" style:font-name-complex="Calibri"/>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2.80458333333333cm"/>
    </style:style>
    <style:style style:name="co17" style:family="table-column">
      <style:table-column-properties fo:break-before="auto" style:column-width="4.02166666666667cm"/>
    </style:style>
    <style:style style:name="co18" style:family="table-column">
      <style:table-column-properties fo:break-before="auto" style:column-width="2.75166666666667cm"/>
    </style:style>
    <style:style style:name="co19" style:family="table-column">
      <style:table-column-properties fo:break-before="auto" style:column-width="5.66208333333333cm"/>
    </style:style>
    <style:style style:name="co20" style:family="table-column">
      <style:table-column-properties fo:break-before="auto" style:column-width="4.048125cm"/>
    </style:style>
    <style:style style:name="co21" style:family="table-column">
      <style:table-column-properties fo:break-before="auto" style:column-width="5.76791666666667cm"/>
    </style:style>
    <style:style style:name="co22" style:family="table-column">
      <style:table-column-properties fo:break-before="auto" style:column-width="8.41375cm"/>
    </style:style>
    <style:style style:name="co23" style:family="table-column">
      <style:table-column-properties fo:break-before="auto" style:column-width="10.3716666666667cm"/>
    </style:style>
    <style:style style:name="co24" style:family="table-column">
      <style:table-column-properties fo:break-before="auto" style:column-width="14.1552083333333cm"/>
    </style:style>
    <style:style style:name="co25" style:family="table-column">
      <style:table-column-properties fo:break-before="auto" style:column-width="6.111875cm"/>
    </style:style>
    <style:style style:name="co26" style:family="table-column">
      <style:table-column-properties fo:break-before="auto" style:column-width="0.635cm"/>
    </style:style>
    <style:style style:name="co27" style:family="table-column">
      <style:table-column-properties fo:break-before="auto" style:column-width="4.63020833333333cm"/>
    </style:style>
    <style:style style:name="co28" style:family="table-column">
      <style:table-column-properties fo:break-before="auto" style:column-width="3.889375cm"/>
    </style:style>
    <style:style style:name="co29" style:family="table-column">
      <style:table-column-properties fo:break-before="auto" style:column-width="3.28083333333333cm"/>
    </style:style>
    <style:style style:name="co30" style:family="table-column">
      <style:table-column-properties fo:break-before="auto" style:column-width="2.8575cm"/>
    </style:style>
    <style:style style:name="co31" style:family="table-column">
      <style:table-column-properties fo:break-before="auto" style:column-width="7.80520833333333cm"/>
    </style:style>
    <style:style style:name="co32" style:family="table-column">
      <style:table-column-properties fo:break-before="auto" style:column-width="2.64583333333333cm"/>
    </style:style>
    <style:style style:name="co33" style:family="table-column">
      <style:table-column-properties fo:break-before="auto" style:column-width="9.89541666666667cm"/>
    </style:style>
    <style:style style:name="co34" style:family="table-column">
      <style:table-column-properties fo:break-before="auto" style:column-width="40.64cm"/>
    </style:style>
    <style:style style:name="co35" style:family="table-column">
      <style:table-column-properties fo:break-before="auto" style:column-width="7.67291666666667cm"/>
    </style:style>
    <style:style style:name="co36" style:family="table-column">
      <style:table-column-properties fo:break-before="auto" style:column-width="2.88395833333333cm"/>
    </style:style>
    <style:style style:name="co37" style:family="table-column">
      <style:table-column-properties fo:break-before="auto" style:column-width="2.67229166666667cm"/>
    </style:style>
    <style:style style:name="co38" style:family="table-column">
      <style:table-column-properties fo:break-before="auto" style:column-width="11.0066666666667cm"/>
    </style:style>
    <style:style style:name="co39" style:family="table-column">
      <style:table-column-properties fo:break-before="auto" style:column-width="10.1070833333333cm"/>
    </style:style>
    <style:style style:name="co40" style:family="table-column">
      <style:table-column-properties fo:break-before="auto" style:column-width="6.19125cm"/>
    </style:style>
    <style:style style:name="co41" style:family="table-column">
      <style:table-column-properties fo:break-before="auto" style:column-width="13.49375cm"/>
    </style:style>
    <style:style style:name="co42" style:family="table-column">
      <style:table-column-properties fo:break-before="auto" style:column-width="7.59354166666667cm"/>
    </style:style>
    <style:style style:name="co43" style:family="table-column">
      <style:table-column-properties fo:break-before="auto" style:column-width="3.04270833333333cm"/>
    </style:style>
    <style:style style:name="co44" style:family="table-column">
      <style:table-column-properties fo:break-before="auto" style:column-width="3.175cm"/>
    </style:style>
    <style:style style:name="co45" style:family="table-column">
      <style:table-column-properties fo:break-before="auto" style:column-width="12.4354166666667cm"/>
    </style:style>
    <style:style style:name="co46" style:family="table-column">
      <style:table-column-properties fo:break-before="auto" style:column-width="4.81541666666667cm"/>
    </style:style>
    <style:style style:name="co47" style:family="table-column">
      <style:table-column-properties fo:break-before="auto" style:column-width="5.715cm"/>
    </style:style>
    <style:style style:name="co48" style:family="table-column">
      <style:table-column-properties fo:break-before="auto" style:column-width="11.5358333333333cm"/>
    </style:style>
    <style:style style:name="co49" style:family="table-column">
      <style:table-column-properties fo:break-before="auto" style:column-width="4.15395833333333cm"/>
    </style:style>
    <style:style style:name="co50" style:family="table-column">
      <style:table-column-properties fo:break-before="auto" style:column-width="4.47145833333333cm"/>
    </style:style>
    <style:style style:name="co51" style:family="table-column">
      <style:table-column-properties fo:break-before="auto" style:column-width="17.3302083333333cm"/>
    </style:style>
    <style:style style:name="co52" style:family="table-column">
      <style:table-column-properties fo:break-before="auto" style:column-width="6.45583333333333cm"/>
    </style:style>
    <style:style style:name="co53" style:family="table-column">
      <style:table-column-properties fo:break-before="auto" style:column-width="4.841875cm"/>
    </style:style>
    <style:style style:name="co54" style:family="table-column">
      <style:table-column-properties fo:break-before="auto" style:column-width="7.99041666666667cm"/>
    </style:style>
    <style:style style:name="co55" style:family="table-column">
      <style:table-column-properties fo:break-before="auto" style:column-width="5.21229166666667cm"/>
    </style:style>
    <style:style style:name="co56" style:family="table-column">
      <style:table-column-properties fo:break-before="auto" style:column-width="14.6314583333333cm"/>
    </style:style>
    <style:style style:name="co57" style:family="table-column">
      <style:table-column-properties fo:break-before="auto" style:column-width="3.91583333333333cm"/>
    </style:style>
    <style:style style:name="co58" style:family="table-column">
      <style:table-column-properties fo:break-before="auto" style:column-width="6.905625cm"/>
    </style:style>
    <style:style style:name="co59" style:family="table-column">
      <style:table-column-properties fo:break-before="auto" style:column-width="9.445625cm"/>
    </style:style>
    <style:style style:name="co60" style:family="table-column">
      <style:table-column-properties fo:break-before="auto" style:column-width="13.731875cm"/>
    </style:style>
    <style:style style:name="co61" style:family="table-column">
      <style:table-column-properties fo:break-before="auto" style:column-width="33.49625cm"/>
    </style:style>
    <style:style style:name="co62" style:family="table-column">
      <style:table-column-properties fo:break-before="auto" style:column-width="11.4035416666667cm"/>
    </style:style>
    <style:style style:name="co63"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Subspaces.$B$2:.$B$2])" table:base-cell-address="Users.P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table:style-name="ce4"/>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float" office:value="0" table:formula="of:=[.#REF!]&amp;[.#REF!]&amp;&quot;/&quot;" table:style-name="ce6">
            <text:p>#REF!</text:p>
          </table:table-cell>
          <table:table-cell table:number-columns-repeated="16382" table:style-name="ce1"/>
        </table:table-row>
        <table:table-row table:number-rows-repeated="1048564"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HOST</text:p>
          </table:table-cell>
          <table:table-cell office:value-type="string" table:style-name="ce8">
            <text:p>TAGLINE</text:p>
          </table:table-cell>
          <table:table-cell office:value-type="string" table:style-name="ce7">
            <text:p>VISION</text:p>
          </table:table-cell>
          <table:table-cell office:value-type="string" table:style-name="ce7">
            <text:p>BACKGROUND</text:p>
          </table:table-cell>
          <table:table-cell office:value-type="string" table:style-name="ce7">
            <text:p>IMPACT</text:p>
          </table:table-cell>
          <table:table-cell office:value-type="string" table:style-name="ce8">
            <text:p>WHO</text:p>
          </table:table-cell>
          <table:table-cell office:value-type="string" table:style-name="ce8">
            <text:p>LEAD_USERS</text:p>
          </table:table-cell>
          <table:table-cell office:value-type="string" table:style-name="ce8">
            <text:p>TAGS</text:p>
          </table:table-cell>
          <table:table-cell office:value-type="string" table:style-name="ce8">
            <text:p>VISUAL_AVATAR</text:p>
          </table:table-cell>
          <table:table-cell office:value-type="string" table:style-name="ce8">
            <text:p>VISUAL_FILE</text:p>
          </table:table-cell>
          <table:table-cell office:value-type="string" table:style-name="ce8">
            <text:p>VISUAL_BACKGROUND</text:p>
          </table:table-cell>
          <table:table-cell office:value-type="string" table:style-name="ce8">
            <text:p>VISUAL_BANNER</text:p>
          </table:table-cell>
          <table:table-cell office:value-type="string" table:style-name="ce8">
            <text:p>REF_WEBSITE</text:p>
          </table:table-cell>
          <table:table-cell office:value-type="string" table:style-name="ce8">
            <text:p>REF_REPO</text:p>
          </table:table-cell>
          <table:table-cell table:style-name="ce1"/>
          <table:table-cell table:number-columns-repeated="14" table:style-name="ce9"/>
          <table:table-cell table:number-columns-repeated="16353"/>
        </table:table-row>
        <table:table-row table:style-name="ro5">
          <table:table-cell office:value-type="string" table:style-name="ce10">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11">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float" office:value="0" table:formula="of:=[Information.B12]&amp;[.L2]" table:style-name="ce4">
            <text:p>#REF!</text:p>
          </table:table-cell>
          <table:table-cell office:value-type="string" table:style-name="ce11">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Subspaces" table:style-name="ta1">
        <table:table-column table:style-name="co16" table:default-cell-style-name="ce1"/>
        <table:table-column table:style-name="co17" table:number-columns-repeated="2" table:default-cell-style-name="ce1"/>
        <table:table-column table:style-name="co18" table:default-cell-style-name="ce1"/>
        <table:table-column table:style-name="co19" table:number-columns-repeated="4" table:default-cell-style-name="ce1"/>
        <table:table-column table:style-name="co14" table:default-cell-style-name="ce1"/>
        <table:table-column table:style-name="co20" table:default-cell-style-name="ce1"/>
        <table:table-column table:style-name="co3" table:number-columns-repeated="2" table:default-cell-style-name="ce1"/>
        <table:table-column table:style-name="co21" table:number-columns-repeated="2" table:default-cell-style-name="ce1"/>
        <table:table-column table:style-name="co22" table:default-cell-style-name="ce1"/>
        <table:table-column table:style-name="co21" table:default-cell-style-name="ce1"/>
        <table:table-column table:style-name="co23" table:default-cell-style-name="ce1"/>
        <table:table-column table:style-name="co24" table:default-cell-style-name="ce1"/>
        <table:table-column table:style-name="co25" table:default-cell-style-name="ce1"/>
        <table:table-column table:style-name="co3" table:default-cell-style-name="ce1"/>
        <table:table-column table:style-name="co25"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59" table:default-cell-style-name="ce1"/>
        <table:table-row table:style-name="ro4">
          <table:table-cell office:value-type="string" table:style-name="ce7">
            <text:p>PROCESS</text:p>
          </table:table-cell>
          <table:table-cell office:value-type="string" table:style-name="ce7">
            <text:p>DISPLAY_NAME</text:p>
          </table:table-cell>
          <table:table-cell office:value-type="string" table:style-name="ce7">
            <text:p>NAME_ID</text:p>
          </table:table-cell>
          <table:table-cell office:value-type="string" table:style-name="ce8">
            <text:p>LEAD_ORGS</text:p>
          </table:table-cell>
          <table:table-cell office:value-type="string" table:style-name="ce8">
            <text:p>MEMBER_ORGS</text:p>
          </table:table-cell>
          <table:table-cell office:value-type="string" table:style-name="ce8">
            <text:p>LEAD_USERS</text:p>
          </table:table-cell>
          <table:table-cell office:value-type="string" table:style-name="ce8">
            <text:p>MEMBER_USERS</text:p>
          </table:table-cell>
          <table:table-cell office:value-type="string" table:style-name="ce8">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8">
            <text:p>WHO</text:p>
          </table:table-cell>
          <table:table-cell office:value-type="string" table:style-name="ce8">
            <text:p>COUNTRY</text:p>
          </table:table-cell>
          <table:table-cell office:value-type="string" table:style-name="ce8">
            <text:p>CITY</text:p>
          </table:table-cell>
          <table:table-cell office:value-type="string" table:style-name="ce8">
            <text:p>TAGS</text:p>
          </table:table-cell>
          <table:table-cell office:value-type="string" table:style-name="ce8">
            <text:p>VISUAL_AVATAR</text:p>
          </table:table-cell>
          <table:table-cell office:value-type="string" table:style-name="ce8">
            <text:p>VISUAL_BACKGROUND_FILE</text:p>
          </table:table-cell>
          <table:table-cell office:value-type="string" table:style-name="ce8">
            <text:p>VISUAL_BACKGROUND</text:p>
          </table:table-cell>
          <table:table-cell office:value-type="string" table:style-name="ce8">
            <text:p>VISUAL_BANNER</text:p>
          </table:table-cell>
          <table:table-cell office:value-type="string" table:style-name="ce9">
            <text:p>REF_JITSI</text:p>
          </table:table-cell>
          <table:table-cell office:value-type="string" table:style-name="ce8">
            <text:p>REF_VIDEO</text:p>
          </table:table-cell>
          <table:table-cell table:number-columns-repeated="13" table:style-name="ce9"/>
          <table:table-cell table:number-columns-repeated="16350"/>
        </table:table-row>
        <table:table-row table:style-name="ro6">
          <table:table-cell office:value-type="string" table:style-name="ce1">
            <text:p>Y</text:p>
          </table:table-cell>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11">
            <text:p>USA</text:p>
          </table:table-cell>
          <table:table-cell office:value-type="string" table:style-name="ce11">
            <text:p>Washington, DC</text:p>
          </table:table-cell>
          <table:table-cell office:value-type="string" table:style-name="ce11">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C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3" table:style-name="ce1"/>
        </table:table-row>
        <table:table-row table:style-name="ro7">
          <table:table-cell office:value-type="string" table:style-name="ce1">
            <text:p>Y</text:p>
          </table:table-cell>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11"/>
          <table:table-cell office:value-type="string" table:style-name="ce11">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C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3" table:style-name="ce1"/>
        </table:table-row>
        <table:table-row table:style-name="ro8">
          <table:table-cell office:value-type="string" table:style-name="ce1">
            <text:p>N</text:p>
          </table:table-cell>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11"/>
          <table:table-cell office:value-type="string" table:style-name="ce11">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C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C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11">
            <text:p>USA</text:p>
          </table:table-cell>
          <table:table-cell office:value-type="string" table:style-name="ce11">
            <text:p>Washington, DC</text:p>
          </table:table-cell>
          <table:table-cell office:value-type="string" table:style-name="ce11">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C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C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C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C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C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C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C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C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C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C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C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C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3"/>
        </table:table-row>
        <table:table-row table:style-name="ro10">
          <table:table-cell office:value-type="string" table:style-name="ce1">
            <text:p>N</text:p>
          </table:table-cell>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7">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11"/>
          <table:table-cell office:value-type="string" table:style-name="ce11">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C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3"/>
        </table:table-row>
        <table:table-row table:number-rows-repeated="4" table:style-name="ro3">
          <table:table-cell table:number-columns-repeated="16384" table:style-name="ce1"/>
        </table:table-row>
        <table:table-row table:style-name="ro3">
          <table:table-cell table:number-columns-repeated="5" table:style-name="ce1"/>
          <table:table-cell office:value-type="string" office:string-value="" table:formula="of:=LEFT([.C23]&amp;[.D23];20)" table:style-name="ce3"/>
          <table:table-cell table:number-columns-repeated="16378" table:style-name="ce1"/>
        </table:table-row>
        <table:table-row table:style-name="ro3">
          <table:table-cell table:number-columns-repeated="5" table:style-name="ce1"/>
          <table:table-cell office:value-type="string" office:string-value="" table:formula="of:=LEFT([.C24]&amp;[.D24];20)" table:style-name="ce3"/>
          <table:table-cell table:number-columns-repeated="16378" table:style-name="ce1"/>
        </table:table-row>
        <table:table-row table:style-name="ro3">
          <table:table-cell table:number-columns-repeated="5" table:style-name="ce1"/>
          <table:table-cell office:value-type="string" office:string-value="" table:formula="of:=LEFT([.C25]&amp;[.D25];20)" table:style-name="ce3"/>
          <table:table-cell table:number-columns-repeated="16378" table:style-name="ce1"/>
        </table:table-row>
        <table:table-row table:style-name="ro3">
          <table:table-cell table:number-columns-repeated="5" table:style-name="ce1"/>
          <table:table-cell office:value-type="string" office:string-value="" table:formula="of:=LEFT([.C26]&amp;[.D26];20)" table:style-name="ce3"/>
          <table:table-cell table:number-columns-repeated="16378" table:style-name="ce1"/>
        </table:table-row>
        <table:table-row table:style-name="ro3">
          <table:table-cell table:number-columns-repeated="5" table:style-name="ce1"/>
          <table:table-cell office:value-type="string" office:string-value="" table:formula="of:=LEFT([.C27]&amp;[.D27];20)" table:style-name="ce3"/>
          <table:table-cell table:number-columns-repeated="16378" table:style-name="ce1"/>
        </table:table-row>
        <table:table-row table:style-name="ro3">
          <table:table-cell table:number-columns-repeated="5" table:style-name="ce1"/>
          <table:table-cell office:value-type="string" office:string-value="" table:formula="of:=LEFT([.C28]&amp;[.D28];20)" table:style-name="ce3"/>
          <table:table-cell table:number-columns-repeated="16378" table:style-name="ce1"/>
        </table:table-row>
        <table:table-row table:style-name="ro3">
          <table:table-cell table:number-columns-repeated="5" table:style-name="ce1"/>
          <table:table-cell office:value-type="string" office:string-value="" table:formula="of:=LEFT([.C29]&amp;[.D29];20)" table:style-name="ce3"/>
          <table:table-cell table:number-columns-repeated="16378" table:style-name="ce1"/>
        </table:table-row>
        <table:table-row table:style-name="ro3">
          <table:table-cell table:number-columns-repeated="5" table:style-name="ce1"/>
          <table:table-cell office:value-type="string" office:string-value="" table:formula="of:=LEFT([.C30]&amp;[.D30];20)" table:style-name="ce3"/>
          <table:table-cell table:number-columns-repeated="16378" table:style-name="ce1"/>
        </table:table-row>
        <table:table-row table:style-name="ro3">
          <table:table-cell table:number-columns-repeated="5" table:style-name="ce1"/>
          <table:table-cell office:value-type="string" office:string-value="" table:formula="of:=LEFT([.C31]&amp;[.D31];20)" table:style-name="ce3"/>
          <table:table-cell table:number-columns-repeated="16378"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1" table:style-name="ro11">
          <table:table-cell table:number-columns-repeated="16384"/>
        </table:table-row>
        <table:table-row table:number-rows-repeated="3" table:style-name="ro1">
          <table:table-cell table:number-columns-repeated="16384"/>
        </table:table-row>
      </table:table>
      <table:table table:name="Subsubspaces" table:style-name="ta1">
        <table:table-column table:style-name="co26" table:default-cell-style-name="ce1"/>
        <table:table-column table:style-name="co27" table:default-cell-style-name="ce1"/>
        <table:table-column table:style-name="co28" table:default-cell-style-name="ce1"/>
        <table:table-column table:style-name="co1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number-columns-repeated="2" table:default-cell-style-name="ce1"/>
        <table:table-column table:style-name="co3"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5" table:default-cell-style-name="ce1"/>
        <table:table-column table:style-name="co39"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8">
            <text:p>ID</text:p>
          </table:table-cell>
          <table:table-cell office:value-type="string" table:style-name="ce7">
            <text:p>DISPLAY_NAME</text:p>
          </table:table-cell>
          <table:table-cell office:value-type="string" table:style-name="ce7">
            <text:p>NAME_ID</text:p>
          </table:table-cell>
          <table:table-cell office:value-type="string" table:style-name="ce8">
            <text:p>LEAD_ORGS</text:p>
          </table:table-cell>
          <table:table-cell office:value-type="string" table:style-name="ce8">
            <text:p>MEMBER_ORGS</text:p>
          </table:table-cell>
          <table:table-cell office:value-type="string" table:style-name="ce8">
            <text:p>LEAD_USERS</text:p>
          </table:table-cell>
          <table:table-cell office:value-type="string" table:style-name="ce8">
            <text:p>MEMBER_USERS</text:p>
          </table:table-cell>
          <table:table-cell office:value-type="string" table:style-name="ce8">
            <text:p>SUBSPACE</text:p>
          </table:table-cell>
          <table:table-cell office:value-type="string" table:style-name="ce8">
            <text:p>TAGLINE</text:p>
          </table:table-cell>
          <table:table-cell office:value-type="string" table:style-name="ce8">
            <text:p>BACKGROUND</text:p>
          </table:table-cell>
          <table:table-cell office:value-type="string" table:style-name="ce8">
            <text:p>VISION</text:p>
          </table:table-cell>
          <table:table-cell office:value-type="string" table:style-name="ce8">
            <text:p>IMPACT</text:p>
          </table:table-cell>
          <table:table-cell office:value-type="string" table:style-name="ce8">
            <text:p>WHO</text:p>
          </table:table-cell>
          <table:table-cell office:value-type="string" table:style-name="ce8">
            <text:p>COUNTRY</text:p>
          </table:table-cell>
          <table:table-cell office:value-type="string" table:style-name="ce8">
            <text:p>CITY</text:p>
          </table:table-cell>
          <table:table-cell office:value-type="string" table:style-name="ce8">
            <text:p>TAGS</text:p>
          </table:table-cell>
          <table:table-cell office:value-type="string" table:style-name="ce8">
            <text:p>VISUAL_AVATAR</text:p>
          </table:table-cell>
          <table:table-cell office:value-type="string" table:style-name="ce8">
            <text:p>VISUAL_BACKGROUND</text:p>
          </table:table-cell>
          <table:table-cell office:value-type="string" table:style-name="ce8">
            <text:p>VISUAL_BANNER</text:p>
          </table:table-cell>
          <table:table-cell office:value-type="string" table:style-name="ce8">
            <text:p>REF_VIDEO</text:p>
          </table:table-cell>
          <table:table-cell office:value-type="string" table:style-name="ce8">
            <text:p>REF_JITSI</text:p>
          </table:table-cell>
          <table:table-cell table:number-columns-repeated="14" table:style-name="ce9"/>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0">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0">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0">
            <text:p>energy</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DESCRIPTION</text:p>
          </table:table-cell>
          <table:table-cell office:value-type="string" table:style-name="ce8">
            <text:p>CHALLENGE</text:p>
          </table:table-cell>
          <table:table-cell table:number-columns-repeated="4" table:style-name="ce8"/>
          <table:table-cell table:number-columns-repeated="14" table:style-name="ce9"/>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call</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6" table:default-cell-style-name="ce1"/>
        <table:table-column table:style-name="co47" table:number-columns-repeated="2" table:default-cell-style-name="ce1"/>
        <table:table-column table:style-name="co48" table:default-cell-style-name="ce1"/>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9">
            <text:p>NAME_ID</text:p>
          </table:table-cell>
          <table:table-cell office:value-type="string" table:style-name="ce9">
            <text:p>TYPE</text:p>
          </table:table-cell>
          <table:table-cell office:value-type="string" table:style-name="ce9">
            <text:p>DISPLAY_NAME</text:p>
          </table:table-cell>
          <table:table-cell office:value-type="string" table:style-name="ce9">
            <text:p>DESCRIPTION</text:p>
          </table:table-cell>
          <table:table-cell office:value-type="string" table:style-name="ce9">
            <text:p>CHALLENGE</text:p>
          </table:table-cell>
          <table:table-cell office:value-type="string" table:style-name="ce9">
            <text:p>CALLOUT</text:p>
          </table:table-cell>
          <table:table-cell office:value-type="string" table:style-name="ce9">
            <text:p>TAGS</text:p>
          </table:table-cell>
          <table:table-cell office:value-type="string" table:style-name="ce8">
            <text:p>VISUAL_BANNER_NARROW</text:p>
          </table:table-cell>
          <table:table-cell office:value-type="string" table:style-name="ce8">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Organization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7">
            <text:p>DISPLAY_NAME</text:p>
          </table:table-cell>
          <table:table-cell office:value-type="string" table:style-name="ce7">
            <text:p>NAME_ID</text:p>
          </table:table-cell>
          <table:table-cell office:value-type="string" table:style-name="ce8">
            <text:p>DESCRIPTION</text:p>
          </table:table-cell>
          <table:table-cell office:value-type="string" table:style-name="ce8">
            <text:p>KEYWORDS</text:p>
          </table:table-cell>
          <table:table-cell office:value-type="string" table:style-name="ce8">
            <text:p>COUNTRY</text:p>
          </table:table-cell>
          <table:table-cell office:value-type="string" table:style-name="ce8">
            <text:p>CITY</text:p>
          </table:table-cell>
          <table:table-cell office:value-type="string" table:style-name="ce8">
            <text:p>AVATAR_FILE</text:p>
          </table:table-cell>
          <table:table-cell office:value-type="string" table:style-name="ce8">
            <text:p>AVATAR</text:p>
          </table:table-cell>
          <table:table-cell table:number-columns-repeated="14" table:style-name="ce9"/>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Users" table:style-name="ta1">
        <table:table-column table:style-name="co3" table:number-columns-repeated="2" table:default-cell-style-name="ce1"/>
        <table:table-column table:style-name="co53" table:default-cell-style-name="ce1"/>
        <table:table-column table:style-name="co54" table:default-cell-style-name="ce1"/>
        <table:table-column table:style-name="co55" table:default-cell-style-name="ce1"/>
        <table:table-column table:style-name="co3" table:number-columns-repeated="4"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2" table:default-cell-style-name="ce1"/>
        <table:table-column table:style-name="co63"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1" table:default-cell-style-name="ce1"/>
        <table:table-row table:style-name="ro4">
          <table:table-cell office:value-type="string" table:style-name="ce8">
            <text:p>FIRST_NAME</text:p>
          </table:table-cell>
          <table:table-cell office:value-type="string" table:style-name="ce8">
            <text:p>LAST_NAME</text:p>
          </table:table-cell>
          <table:table-cell office:value-type="string" table:style-name="ce7">
            <text:p>DISPLAY_NAME</text:p>
          </table:table-cell>
          <table:table-cell office:value-type="string" table:style-name="ce7">
            <text:p>NAME_ID</text:p>
          </table:table-cell>
          <table:table-cell office:value-type="string" table:style-name="ce8">
            <text:p>EMAIL</text:p>
          </table:table-cell>
          <table:table-cell office:value-type="string" table:style-name="ce8">
            <text:p>PHONE</text:p>
          </table:table-cell>
          <table:table-cell office:value-type="string" table:style-name="ce8">
            <text:p>CITY</text:p>
          </table:table-cell>
          <table:table-cell office:value-type="string" table:style-name="ce8">
            <text:p>COUNTRY</text:p>
          </table:table-cell>
          <table:table-cell office:value-type="string" table:style-name="ce8">
            <text:p>GENDER</text:p>
          </table:table-cell>
          <table:table-cell office:value-type="string" table:style-name="ce8">
            <text:p>AVATAR</text:p>
          </table:table-cell>
          <table:table-cell office:value-type="string" table:style-name="ce8">
            <text:p>ORGANIZATION</text:p>
          </table:table-cell>
          <table:table-cell office:value-type="string" table:style-name="ce8">
            <text:p>JOB_TITLE</text:p>
          </table:table-cell>
          <table:table-cell office:value-type="string" table:style-name="ce8">
            <text:p>BIO</text:p>
          </table:table-cell>
          <table:table-cell office:value-type="string" table:style-name="ce8">
            <text:p>SKILLS</text:p>
          </table:table-cell>
          <table:table-cell office:value-type="string" table:style-name="ce8">
            <text:p>KEYWORDS</text:p>
          </table:table-cell>
          <table:table-cell office:value-type="string" table:style-name="ce8">
            <text:p>LINKEDIN</text:p>
          </table:table-cell>
          <table:table-cell office:value-type="string" table:style-name="ce8">
            <text:p>TWITTER</text:p>
          </table:table-cell>
          <table:table-cell office:value-type="string" table:style-name="ce8">
            <text:p>COLOR</text:p>
          </table:table-cell>
          <table:table-cell table:number-columns-repeated="11" table:style-name="ce9"/>
          <table:table-cell table:number-columns-repeated="16355"/>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25997&amp;color=fff" table:formula="of:=&quot;https://eu.ui-avatars.com/api/?name=&quot;&amp;[.A2]&amp;&quot;+&quot;&amp;[.B2]&amp;&quot;&amp;background=&quot;&amp;[.R2]&amp;&quot;&amp;color=fff&quot;" table:style-name="ce14">
            <text:p>https://eu.ui-avatars.com/api/?name=Lilliam+Cathie&amp;background=A25997&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25997" table:formula="of:=&quot;A&quot;&amp;RANDBETWEEN(1; 9)&amp;RANDBETWEEN(1; 9)&amp;RANDBETWEEN(1; 9)&amp;RANDBETWEEN(1; 9)&amp;RANDBETWEEN(1; 9)" table:style-name="ce1">
            <text:p>A25997</text:p>
          </table:table-cell>
          <table:table-cell table:number-columns-repeated="16366"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71563&amp;color=fff" table:formula="of:=&quot;https://eu.ui-avatars.com/api/?name=&quot;&amp;[.A3]&amp;&quot;+&quot;&amp;[.B3]&amp;&quot;&amp;background=&quot;&amp;[.R3]&amp;&quot;&amp;color=fff&quot;" table:style-name="ce14">
            <text:p>https://eu.ui-avatars.com/api/?name=Dorcas+Christinia&amp;background=A71563&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71563" table:formula="of:=&quot;A&quot;&amp;RANDBETWEEN(1; 9)&amp;RANDBETWEEN(1; 9)&amp;RANDBETWEEN(1; 9)&amp;RANDBETWEEN(1; 9)&amp;RANDBETWEEN(1; 9)" table:style-name="ce1">
            <text:p>A71563</text:p>
          </table:table-cell>
          <table:table-cell table:number-columns-repeated="16366"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44389&amp;color=fff" table:formula="of:=&quot;https://eu.ui-avatars.com/api/?name=&quot;&amp;[.A4]&amp;&quot;+&quot;&amp;[.B4]&amp;&quot;&amp;background=&quot;&amp;[.R4]&amp;&quot;&amp;color=fff&quot;" table:style-name="ce14">
            <text:p>https://eu.ui-avatars.com/api/?name=Ebonie+Almeda&amp;background=A44389&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44389" table:formula="of:=&quot;A&quot;&amp;RANDBETWEEN(1; 9)&amp;RANDBETWEEN(1; 9)&amp;RANDBETWEEN(1; 9)&amp;RANDBETWEEN(1; 9)&amp;RANDBETWEEN(1; 9)" table:style-name="ce1">
            <text:p>A44389</text:p>
          </table:table-cell>
          <table:table-cell table:number-columns-repeated="16366"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83944&amp;color=fff" table:formula="of:=&quot;https://eu.ui-avatars.com/api/?name=&quot;&amp;[.A5]&amp;&quot;+&quot;&amp;[.B5]&amp;&quot;&amp;background=&quot;&amp;[.R5]&amp;&quot;&amp;color=fff&quot;" table:style-name="ce14">
            <text:p>https://eu.ui-avatars.com/api/?name=Lilliam+Sonny&amp;background=A83944&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83944" table:formula="of:=&quot;A&quot;&amp;RANDBETWEEN(1; 9)&amp;RANDBETWEEN(1; 9)&amp;RANDBETWEEN(1; 9)&amp;RANDBETWEEN(1; 9)&amp;RANDBETWEEN(1; 9)" table:style-name="ce1">
            <text:p>A83944</text:p>
          </table:table-cell>
          <table:table-cell table:number-columns-repeated="16366"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77718&amp;color=fff" table:formula="of:=&quot;https://eu.ui-avatars.com/api/?name=&quot;&amp;[.A6]&amp;&quot;+&quot;&amp;[.B6]&amp;&quot;&amp;background=&quot;&amp;[.R6]&amp;&quot;&amp;color=fff&quot;" table:style-name="ce14">
            <text:p>https://eu.ui-avatars.com/api/?name=Kathern+Keira&amp;background=A77718&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77718" table:formula="of:=&quot;A&quot;&amp;RANDBETWEEN(1; 9)&amp;RANDBETWEEN(1; 9)&amp;RANDBETWEEN(1; 9)&amp;RANDBETWEEN(1; 9)&amp;RANDBETWEEN(1; 9)" table:style-name="ce1">
            <text:p>A77718</text:p>
          </table:table-cell>
          <table:table-cell table:number-columns-repeated="16366"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6431&amp;color=fff" table:formula="of:=&quot;https://eu.ui-avatars.com/api/?name=&quot;&amp;[.A7]&amp;&quot;+&quot;&amp;[.B7]&amp;&quot;&amp;background=&quot;&amp;[.R7]&amp;&quot;&amp;color=fff&quot;" table:style-name="ce14">
            <text:p>https://eu.ui-avatars.com/api/?name=Elijah+Kena&amp;background=A56431&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56431" table:formula="of:=&quot;A&quot;&amp;RANDBETWEEN(1; 9)&amp;RANDBETWEEN(1; 9)&amp;RANDBETWEEN(1; 9)&amp;RANDBETWEEN(1; 9)&amp;RANDBETWEEN(1; 9)" table:style-name="ce1">
            <text:p>A56431</text:p>
          </table:table-cell>
          <table:table-cell table:number-columns-repeated="16366"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28854&amp;color=fff" table:formula="of:=&quot;https://eu.ui-avatars.com/api/?name=&quot;&amp;[.A8]&amp;&quot;+&quot;&amp;[.B8]&amp;&quot;&amp;background=&quot;&amp;[.R8]&amp;&quot;&amp;color=fff&quot;" table:style-name="ce14">
            <text:p>https://eu.ui-avatars.com/api/?name=Madalyn+Jerold&amp;background=A28854&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28854" table:formula="of:=&quot;A&quot;&amp;RANDBETWEEN(1; 9)&amp;RANDBETWEEN(1; 9)&amp;RANDBETWEEN(1; 9)&amp;RANDBETWEEN(1; 9)&amp;RANDBETWEEN(1; 9)" table:style-name="ce1">
            <text:p>A28854</text:p>
          </table:table-cell>
          <table:table-cell table:number-columns-repeated="16366"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89933&amp;color=fff" table:formula="of:=&quot;https://eu.ui-avatars.com/api/?name=&quot;&amp;[.A9]&amp;&quot;+&quot;&amp;[.B9]&amp;&quot;&amp;background=&quot;&amp;[.R9]&amp;&quot;&amp;color=fff&quot;" table:style-name="ce14">
            <text:p>https://eu.ui-avatars.com/api/?name=Alisha+Rutha&amp;background=A89933&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89933" table:formula="of:=&quot;A&quot;&amp;RANDBETWEEN(1; 9)&amp;RANDBETWEEN(1; 9)&amp;RANDBETWEEN(1; 9)&amp;RANDBETWEEN(1; 9)&amp;RANDBETWEEN(1; 9)" table:style-name="ce1">
            <text:p>A89933</text:p>
          </table:table-cell>
          <table:table-cell table:number-columns-repeated="16366"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39121&amp;color=fff" table:formula="of:=&quot;https://eu.ui-avatars.com/api/?name=&quot;&amp;[.A10]&amp;&quot;+&quot;&amp;[.B10]&amp;&quot;&amp;background=&quot;&amp;[.R10]&amp;&quot;&amp;color=fff&quot;" table:style-name="ce14">
            <text:p>https://eu.ui-avatars.com/api/?name=Luvenia+Kena&amp;background=A39121&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1" table:style-name="ce14">
            <text:p><text:a xlink:href="https://www.linkedin.com/company/cherrytwist-foundation">https://www.linkedin.com/company/cherrytwist-foundation</text:a></text:p>
          </table:table-cell>
          <table:table-cell office:value-type="string" table:content-validation-name="val1" table:style-name="ce14">
            <text:p><text:a xlink:href="https://twitter.com/cherrytwist_f">https://twitter.com/cherrytwist_f</text:a></text:p>
          </table:table-cell>
          <table:table-cell office:value-type="string" office:string-value="A39121" table:formula="of:=&quot;A&quot;&amp;RANDBETWEEN(1; 9)&amp;RANDBETWEEN(1; 9)&amp;RANDBETWEEN(1; 9)&amp;RANDBETWEEN(1; 9)&amp;RANDBETWEEN(1; 9)" table:style-name="ce1">
            <text:p>A39121</text:p>
          </table:table-cell>
          <table:table-cell table:number-columns-repeated="16366" table:style-name="ce1"/>
        </table:table-row>
        <table:table-row table:number-rows-repeated="2"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style-name="ce1"/>
        </table:table-row>
        <table:table-row table:number-rows-repeated="2"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style-name="ce1"/>
        </table:table-row>
        <table:table-row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style-name="ce1"/>
        </table:table-row>
        <table:table-row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style-name="ce1"/>
        </table:table-row>
        <table:table-row table:number-rows-repeated="5" table:style-name="ro3">
          <table:table-cell table:number-columns-repeated="3" table:style-name="ce3"/>
          <table:table-cell table:style-name="ce1"/>
          <table:table-cell table:number-columns-repeated="5"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table-row>
        <table:table-row table:number-rows-repeated="7"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
          <table:table-cell table:number-columns-repeated="16367"/>
        </table:table-row>
        <table:table-row table:number-rows-repeated="13" table:style-name="ro3">
          <table:table-cell table:number-columns-repeated="9" table:style-name="ce3"/>
          <table:table-cell table:style-name="ce14"/>
          <table:table-cell table:number-columns-repeated="5" table:style-name="ce3"/>
          <table:table-cell table:content-validation-name="val1" table:style-name="ce14"/>
          <table:table-cell table:content-validation-name="val1" table:style-name="ce14"/>
          <table:table-cell table:number-columns-repeated="16367"/>
        </table:table-row>
        <table:table-row table:number-rows-repeated="5"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4"/>
          <table:table-cell table:number-columns-repeated="16367"/>
        </table:table-row>
        <table:table-row table:number-rows-repeated="55"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97"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38"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9" table:style-name="ce3"/>
          <table:table-cell table:style-name="ce14"/>
          <table:table-cell table:number-columns-repeated="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37" table:style-name="ro3">
          <table:table-cell table:number-columns-repeated="9" table:style-name="ce3"/>
          <table:table-cell table:style-name="ce14"/>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11" table:style-name="ro3">
          <table:table-cell table:style-name="ce3"/>
          <table:table-cell table:style-name="ce1"/>
          <table:table-cell table:number-columns-repeated="13" table:style-name="ce3"/>
          <table:table-cell table:content-validation-name="val1" table:style-name="ce1"/>
          <table:table-cell table:content-validation-name="val1" table:style-name="ce1"/>
          <table:table-cell table:number-columns-repeated="16367"/>
        </table:table-row>
        <table:table-row table:number-rows-repeated="1048166" table:style-name="ro1">
          <table:table-cell table:number-columns-repeated="16384"/>
        </table:table-row>
      </table:table>
      <table:table table:name="Lookups" table:style-name="ta3">
        <table:table-column table:style-name="co18"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9">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expression table:name="ActorGroups" table:expression="of:=[.#REF!]" table:base-cell-address="Information.$A$1"/>
        <table:named-range table:name="CHALLENGES" table:cell-range-address="Subspaces.$B$2:Subspaces.$B$977" table:base-cell-address="Subspaces.$A$1"/>
        <table:named-range table:name="CONTENT_BASE_URL" table:cell-range-address="Information.$B$12" table:base-cell-address="Information.$A$1"/>
        <table:named-expression table:name="GROUPS" table:expression="of:=[.#REF!]" table:base-cell-address="Information.$A$1"/>
        <table:named-range table:name="OPPORTUNITIES" table:cell-range-address="Subsubspaces.$B$2:Subsubspaces.$B$962" table:base-cell-address="Subsubspaces.$A$1"/>
        <table:named-expression table:name="RelationTypes" table:expression="of:=[.#REF!]" table:base-cell-address="Inform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dc:creator>Neil Smyth</dc:creator>
    <meta:creation-date>2020-12-03T10:15:07Z</meta:creation-date>
    <dc:date>2024-04-13T07:31:48Z</dc:date>
    <meta:editing-cycles>282</meta:editing-cycles>
    <meta:editing-duration>PT63196S</meta:editing-duration>
  </office:meta>
</office:document-meta>
</file>